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c3d0a"/>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2371a6" style:font-weight-asian="bold" style:font-weight-complex="bold"/>
    </style:style>
    <style:style style:name="P4" style:family="paragraph" style:parent-style-name="Standard">
      <style:text-properties fo:font-weight="bold" officeooo:rsid="00263cdd" officeooo:paragraph-rsid="00263cdd" style:font-weight-asian="bold" style:font-weight-complex="bold"/>
    </style:style>
    <style:style style:name="P5" style:family="paragraph" style:parent-style-name="Standard">
      <style:text-properties officeooo:paragraph-rsid="002371a6"/>
    </style:style>
    <style:style style:name="P6" style:family="paragraph" style:parent-style-name="Standard">
      <style:text-properties officeooo:paragraph-rsid="00250664"/>
    </style:style>
    <style:style style:name="P7" style:family="paragraph" style:parent-style-name="Standard">
      <style:text-properties officeooo:rsid="00250664" officeooo:paragraph-rsid="00250664"/>
    </style:style>
    <style:style style:name="P8" style:family="paragraph" style:parent-style-name="Standard">
      <style:text-properties officeooo:rsid="00263cdd" officeooo:paragraph-rsid="00263cdd"/>
    </style:style>
    <style:style style:name="P9" style:family="paragraph" style:parent-style-name="Standard">
      <style:text-properties officeooo:paragraph-rsid="00263cdd"/>
    </style:style>
    <style:style style:name="T1" style:family="text">
      <style:text-properties officeooo:rsid="001c3d0a"/>
    </style:style>
    <style:style style:name="T2" style:family="text">
      <style:text-properties officeooo:rsid="001e1711"/>
    </style:style>
    <style:style style:name="T3" style:family="text">
      <style:text-properties officeooo:rsid="001e7387"/>
    </style:style>
    <style:style style:name="T4" style:family="text">
      <style:text-properties officeooo:rsid="002018d7"/>
    </style:style>
    <style:style style:name="T5" style:family="text">
      <style:text-properties fo:font-weight="bold" style:font-weight-asian="bold" style:font-weight-complex="bold"/>
    </style:style>
    <style:style style:name="T6" style:family="text">
      <style:text-properties officeooo:rsid="00233af0"/>
    </style:style>
    <style:style style:name="T7" style:family="text">
      <style:text-properties officeooo:rsid="002371a6"/>
    </style:style>
    <style:style style:name="T8" style:family="text">
      <style:text-properties officeooo:rsid="00250664"/>
    </style:style>
    <style:style style:name="T9" style:family="text">
      <style:text-properties officeooo:rsid="00263c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lan de travail prévisionnel </text:p>
      <text:p text:style-name="Text_20_body"/>
      <text:h text:style-name="P1" text:outline-level="1"><text:span text:style-name="T1">Application de l’intelligence artificielle à la chimie du sol africain</text:span></text:h>
      <text:p text:style-name="Standard"/>
      <text:p text:style-name="Standard"><text:span text:style-name="T5">Objectif </text:span>: Comprendre les enjeux liés au potentiel de développement du secteur agricole africain par le biais de l’intelligence artificielle et les défis à relever pour favoriser son déploiement</text:p>
      <text:p text:style-name="Standard"/>
      <text:p text:style-name="P2">Introduction</text:p>
      <text:p text:style-name="P5">Les progrès dans l'analyse rapide et à faible coût d'échantillons de sol, le géo-référencement d'échantillons de sol et une plus grande disponibilité des données de télédétection terrestre offrent de nouvelles opportunités pour prédire les propriétés fonctionnelles du sol à des emplacements non échantillonnés. <text:span text:style-name="T2">Par contre, </text:span><text:span text:style-name="T3">pour la mesure de la concentration</text:span><text:span text:style-name="T2"> de</text:span><text:span text:style-name="T3">s éléments </text:span><text:span text:style-name="T2">du sol liées à la fertilité, </text:span><text:span text:style-name="T3">actuellement est nécessaire utiliser des test coûteux en termes d’argent et de temps</text:span>. <text:span text:style-name="T3">Un exemple est l’analyse basée sur un procédé par combustion dont la température peut atteindre un maximum de 1150°C pour la mesure du carbone, de l’hydrogène et de l’azote. La proportion de ces éléments détermine le degré d'évolution de la matière organique, c'est-à-dire de son aptitude à se décomposer plus ou moins rapidement dans le sol et à fertiliser les cultures. La chromatographie ionique </text:span><text:span text:style-name="T4">(ICP) </text:span><text:span text:style-name="T3">est une méthode particulièrement bien adaptée à l'analyse des anions et cations majeurs des solutions du sol, </text:span><text:span text:style-name="T4">par contre demande une procédure longue de préparation des échantillons et des instruments coûteux. Cette limitations posent des problèmes pour n’analyse efficace de la composition des sols des pays en développement telles que ces de l’Afrique subsaharienne. Des analyses comme la mesure en fluorescence des rayons-X </text:span><text:span text:style-name="T8">(XRF) </text:span><text:span text:style-name="T4">et la spectroscopie infrarouge sont plus rapides et économiques mais </text:span><text:span text:style-name="T6">ne donnent pas une mesure directe de la concentration des éléments comme le carbone, l’hydrogène et l’azote</text:span><text:span text:style-name="T4">. </text:span><text:span text:style-name="T6">D’ici l’intérêt de prédire </text:span><text:span text:style-name="T7">ces variables </text:span><text:span text:style-name="T6">par une modélisation mathématique </text:span><text:span text:style-name="T7">des données obtenue par analyse conventionnelle et par des techniques plus rapides. </text:span></text:p>
      <text:p text:style-name="P5"/>
      <text:p text:style-name="P3"><text:span text:style-name="T7">Le jeux des données </text:span></text:p>
      <text:p text:style-name="P5"/>
      <text:p text:style-name="P5"><text:span text:style-name="T8">5GB des données des mesures réalisées pour</text:span> des échantillons de sol géo-référencés qui ont été collectés dans le cadre du projet Africa Soil Information Service (AfSIS). </text:p>
      <text:p text:style-name="P5"/>
      <text:p text:style-name="P6"><text:span text:style-name="T6">- </text:span><text:span text:style-name="T8">données de spectroscopie infrarouge</text:span></text:p>
      <text:p text:style-name="P6"><text:span text:style-name="T6">- </text:span><text:span text:style-name="T8">analyses de carbone, azote et hydrogène</text:span></text:p>
      <text:p text:style-name="P6"><text:span text:style-name="T8">- analyses des éléments par XRF</text:span></text:p>
      <text:p text:style-name="P6"><text:span text:style-name="T8">- analyses des éléments par chromatographie ICP</text:span></text:p>
      <text:p text:style-name="P6"/>
      <text:p text:style-name="P7">disponibles dans le Amazon Web Services S3 bucket publique à l’adresse </text:p>
      <text:p text:style-name="P7"><text:a xlink:type="simple" xlink:href="https://registry.opendata.aws/afsis/" text:style-name="Internet_20_link" text:visited-style-name="Visited_20_Internet_20_Link">https://registry.opendata.aws/afsis/</text:a></text:p>
      <text:p text:style-name="P7"/>
      <text:p text:style-name="P4">Les modelés existants </text:p>
      <text:p text:style-name="P8">Une première modélisation était faite pour prédire la concentration du calcium mesurée par chromatographie liquide ICP</text:p>
      <text:p text:style-name="P8"><text:a xlink:type="simple" xlink:href="https://github.com/qedsoftware/afsis-soil-chem-tutorial/blob/master/afsis-soil-chem-tutorial.ipynb" text:style-name="Internet_20_link" text:visited-style-name="Visited_20_Internet_20_Link">https://github.com/qedsoftware/afsis-soil-chem-tutorial/blob/master/afsis-soil-chem-tutorial.ipynb</text:a></text:p>
      <text:p text:style-name="P8"/>
      <text:p text:style-name="P9"><text:span text:style-name="T9">mais aucune prédiction directe de la fertilité du sol était réalisé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15:47:03.946915821</meta:creation-date>
    <dc:date>2020-11-12T19:15:50.746231077</dc:date>
    <meta:editing-duration>PT16M12S</meta:editing-duration>
    <meta:editing-cycles>2</meta:editing-cycles>
    <meta:generator>LibreOffice/6.4.7.2$Linux_X86_64 LibreOffice_project/40$Build-2</meta:generator>
    <meta:document-statistic meta:table-count="0" meta:image-count="0" meta:object-count="0" meta:page-count="1" meta:paragraph-count="17" meta:word-count="392" meta:character-count="2726" meta:non-whitespace-character-count="2345"/>
  </office:meta>
</office:document-meta>
</file>